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50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28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opacity="10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opacity="10%" draw:textarea-horizontal-align="justify" draw:textarea-vertical-align="middle" draw:auto-grow-height="false" fo:min-height="1.459cm" fo:min-width="0.586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459cm" fo:min-width="0.587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459cm" fo:min-width="0.586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39cm"/>
      <style:paragraph-properties style:writing-mode="lr-tb"/>
    </style:style>
    <style:style style:name="gr9" style:family="graphic" style:parent-style-name="objectwithoutfill">
      <style:graphic-properties svg:stroke-width="0.035cm" svg:stroke-color="#000000" draw:marker-start-width="0.252cm" draw:marker-end="Arrow_20_concave" draw:marker-end-width="0.352cm" svg:stroke-opacity="100%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459cm" fo:min-width="0.56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.459cm" fo:min-width="0.569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="Circl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solid"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81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1.534cm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47cm" fo:min-width="0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 draw:opacity="50%"/>
      <style:paragraph-properties fo:text-align="center"/>
    </style:style>
    <style:style style:name="P2" style:family="paragraph">
      <loext:graphic-properties draw:fill-color="#ffffff" draw:opacity="28%"/>
      <style:paragraph-properties fo:text-align="center"/>
    </style:style>
    <style:style style:name="P3" style:family="paragraph">
      <loext:graphic-properties draw:fill-color="#ffffff" draw:opacity="10%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style:font-name="Liberation Sans1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3cm" svg:height="2.489cm" svg:x="5.9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83cm" svg:height="2.489cm" svg:x="5.95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5.95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6.17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6.405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5cm" svg:height="2.489cm" svg:x="6.63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6.85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084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31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53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7.763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98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21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44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66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097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4cm" svg:height="2.489cm" svg:x="7.989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216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442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8.66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097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323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549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323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83cm" svg:height="2.489cm" svg:x="11.549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1.775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1.775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001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228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454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68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584cm" svg:height="2.489cm" svg:x="13.132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83cm" svg:height="2.489cm" svg:x="12.906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652cm" svg:y1="13.055cm" svg:x2="10.652cm" svg:y2="7.477cm">
          <text:p/>
        </draw:line>
        <draw:line draw:style-name="gr7" draw:text-style-name="P5" draw:layer="layout" svg:x1="5.953cm" svg:y1="13.065cm" svg:x2="5.953cm" svg:y2="7.731cm">
          <text:p/>
        </draw:line>
        <draw:line draw:style-name="gr7" draw:text-style-name="P5" draw:layer="layout" svg:x1="5.928cm" svg:y1="13.039cm" svg:x2="8.039cm" svg:y2="13.039cm">
          <text:p/>
        </draw:line>
        <draw:line draw:style-name="gr7" draw:text-style-name="P5" draw:layer="layout" svg:x1="8.577cm" svg:y1="13.028cm" svg:x2="10.647cm" svg:y2="13.028cm">
          <text:p/>
        </draw:line>
        <draw:frame draw:style-name="gr8" draw:text-style-name="P6" draw:layer="layout" svg:width="2.839cm" svg:height="0.763cm" svg:x="7.051cm" svg:y="13.445cm">
          <draw:text-box>
            <text:p><text:span text:style-name="T1">AC Source</text:span></text:p>
          </draw:text-box>
        </draw:frame>
        <draw:line draw:style-name="gr9" draw:text-style-name="P5" draw:layer="layout" svg:x1="5.064cm" svg:y1="7.096cm" svg:x2="11.668cm" svg:y2="7.096cm">
          <text:p/>
        </draw:line>
        <draw:line draw:style-name="gr9" draw:text-style-name="P5" draw:layer="layout" svg:x1="5.064cm" svg:y1="7.477cm" svg:x2="11.668cm" svg:y2="7.477cm">
          <text:p/>
        </draw:line>
        <draw:line draw:style-name="gr9" draw:text-style-name="P5" draw:layer="layout" svg:x1="5.064cm" svg:y1="7.858cm" svg:x2="11.668cm" svg:y2="7.858cm">
          <text:p/>
        </draw:line>
        <draw:line draw:style-name="gr9" draw:text-style-name="P5" draw:layer="layout" svg:x1="5.064cm" svg:y1="8.239cm" svg:x2="11.668cm" svg:y2="8.239cm">
          <text:p/>
        </draw:line>
        <draw:custom-shape draw:style-name="gr10" draw:text-style-name="P4" draw:layer="layout" svg:width="1.584cm" svg:height="2.489cm" svg:x="13.132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83cm" svg:height="2.489cm" svg:x="12.906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584cm" svg:height="2.489cm" svg:x="9.06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1.583cm" svg:height="2.489cm" svg:x="8.874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584cm" svg:height="2.489cm" svg:x="9.068cm" svg:y="6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10.906cm" svg:y1="13.055cm" svg:x2="10.906cm" svg:y2="7.477cm">
          <text:p/>
        </draw:line>
        <draw:custom-shape draw:style-name="gr10" draw:text-style-name="P4" draw:layer="layout" svg:width="1.584cm" svg:height="2.489cm" svg:x="10.906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584cm" svg:height="2.489cm" svg:x="10.906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0.906cm" svg:y1="13.055cm" svg:x2="10.906cm" svg:y2="7.477cm">
          <text:p/>
        </draw:line>
        <draw:custom-shape draw:style-name="gr10" draw:text-style-name="P4" draw:layer="layout" svg:width="1.584cm" svg:height="2.489cm" svg:x="13.319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584cm" svg:height="2.489cm" svg:x="13.513cm" svg:y="6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5" draw:layer="layout" svg:x1="15.097cm" svg:y1="13.065cm" svg:x2="15.097cm" svg:y2="7.604cm">
          <text:p/>
        </draw:line>
        <draw:line draw:style-name="gr13" draw:text-style-name="P7" draw:layer="layout" svg:x1="11.541cm" svg:y1="13.065cm" svg:x2="14.462cm" svg:y2="13.065cm">
          <text:p/>
        </draw:line>
        <draw:frame draw:style-name="gr14" draw:text-style-name="P8" draw:layer="layout" svg:width="1.467cm" svg:height="0.763cm" svg:x="12.233cm" svg:y="13.445cm">
          <draw:text-box>
            <text:p><text:span text:style-name="T2">EMF</text:span></text:p>
          </draw:text-box>
        </draw:frame>
        <draw:frame draw:style-name="gr15" draw:text-style-name="P9" draw:layer="layout" svg:width="2.034cm" svg:height="1.427cm" svg:x="3.199cm" svg:y="6.939cm">
          <draw:text-box>
            <text:p text:style-name="P7"><text:span text:style-name="T3">B</text:span></text:p>
            <text:p text:style-name="P7"><text:span text:style-name="T3">Fields</text:span></text:p>
          </draw:text-box>
        </draw:frame>
        <draw:custom-shape draw:style-name="gr16" draw:text-style-name="P10" draw:layer="layout" svg:width="0.635cm" svg:height="0.635cm" svg:x="7.985cm" svg:y="12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5" draw:layer="layout" svg:width="0.147cm" svg:height="0.21cm" draw:transform="rotate (1.17879537679697) translate (8.09005555628622cm 13.0503523950274cm)" svg:viewBox="0 0 148 211" svg:d="M0 0c278 0 80 211 80 211">
          <text:p/>
        </draw:path>
        <draw:path draw:style-name="gr17" draw:text-style-name="P5" draw:layer="layout" svg:width="0.148cm" svg:height="0.21cm" draw:transform="skewX (0.00855211333477214) rotate (-1.92492363202455) translate (8.51700063315818cm 13.0109753824752cm)" svg:viewBox="0 0 149 211" svg:d="M0 0c278 1 82 211 82 21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01:35:41.273641618</meta:creation-date>
    <dc:date>2020-08-22T03:48:23.738591226</dc:date>
    <meta:editing-duration>PT18M30S</meta:editing-duration>
    <meta:editing-cycles>8</meta:editing-cycles>
    <meta:generator>LibreOffice/6.4.4.2$Linux_X86_64 LibreOffice_project/40$Build-2</meta:generator>
    <meta:document-statistic meta:object-count="60"/>
  </office:meta>
</office:document-meta>
</file>